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int stack[20];</text:p>
      <text:p text:style-name="Standard">int top = -1;</text:p>
      <text:p text:style-name="Standard"/>
      <text:p text:style-name="Standard">void push(int x)</text:p>
      <text:p text:style-name="Standard">{</text:p>
      <text:p text:style-name="Standard"><text:s text:c="4"/>stack[++top] = x;</text:p>
      <text:p text:style-name="Standard">}</text:p>
      <text:p text:style-name="Standard"/>
      <text:p text:style-name="Standard">int pop()</text:p>
      <text:p text:style-name="Standard">{</text:p>
      <text:p text:style-name="Standard"><text:s text:c="4"/>return stack[top--];</text:p>
      <text:p text:style-name="Standard">}</text:p>
      <text:p text:style-name="Standard"/>
      <text:p text:style-name="Standard">int main()</text:p>
      <text:p text:style-name="Standard">{</text:p>
      <text:p text:style-name="Standard"><text:s text:c="4"/>char exp[20];</text:p>
      <text:p text:style-name="Standard"><text:s text:c="4"/>char *e;</text:p>
      <text:p text:style-name="Standard"><text:s text:c="4"/>int n1,n2,n3,num;</text:p>
      <text:p text:style-name="Standard"><text:s text:c="4"/>printf("Enter the expression :: ");</text:p>
      <text:p text:style-name="Standard"><text:s text:c="4"/>scanf("%s",exp);</text:p>
      <text:p text:style-name="Standard"><text:s text:c="4"/>e = exp;</text:p>
      <text:p text:style-name="Standard"><text:s text:c="4"/>while(*e != '\0')</text:p>
      <text:p text:style-name="Standard"><text:s text:c="4"/>{</text:p>
      <text:p text:style-name="Standard"><text:s text:c="8"/>if(isdigit(*e))</text:p>
      <text:p text:style-name="Standard"><text:s text:c="8"/>{</text:p>
      <text:p text:style-name="Standard"><text:s text:c="12"/>num = *e - 48;</text:p>
      <text:p text:style-name="Standard"><text:s text:c="12"/>push(num);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2"/>n1 = pop();</text:p>
      <text:p text:style-name="Standard"><text:s text:c="12"/>n2 = pop();</text:p>
      <text:p text:style-name="Standard"><text:s text:c="12"/>switch(*e)</text:p>
      <text:p text:style-name="Standard"><text:s text:c="12"/>{</text:p>
      <text:p text:style-name="Standard"><text:s text:c="12"/>case '+':</text:p>
      <text:p text:style-name="Standard"><text:s text:c="12"/>{</text:p>
      <text:p text:style-name="Standard"><text:s text:c="16"/>n3 = n1 + n2;</text:p>
      <text:p text:style-name="Standard"><text:s text:c="16"/>break;</text:p>
      <text:p text:style-name="Standard"><text:s text:c="12"/>}</text:p>
      <text:p text:style-name="Standard"><text:s text:c="12"/>case '-':</text:p>
      <text:p text:style-name="Standard"><text:s text:c="12"/>{</text:p>
      <text:p text:style-name="Standard"><text:s text:c="16"/>n3 = n2 - n1;</text:p>
      <text:p text:style-name="Standard"><text:s text:c="16"/>break;</text:p>
      <text:p text:style-name="Standard"><text:s text:c="12"/>}</text:p>
      <text:p text:style-name="Standard"><text:s text:c="12"/>case '*':</text:p>
      <text:p text:style-name="Standard"><text:s text:c="12"/>{</text:p>
      <text:p text:style-name="Standard"><text:s text:c="16"/>n3 = n1 * n2;</text:p>
      <text:p text:style-name="Standard"><text:s text:c="16"/>break;</text:p>
      <text:p text:style-name="Standard"><text:soft-page-break/><text:s text:c="12"/>}</text:p>
      <text:p text:style-name="Standard"><text:s text:c="12"/>case '/':</text:p>
      <text:p text:style-name="Standard"><text:s text:c="12"/>{</text:p>
      <text:p text:style-name="Standard"><text:s text:c="16"/>n3 = n2 / n1;</text:p>
      <text:p text:style-name="Standard"><text:s text:c="16"/>break;</text:p>
      <text:p text:style-name="Standard"><text:s text:c="12"/>}</text:p>
      <text:p text:style-name="Standard"><text:s text:c="12"/>}</text:p>
      <text:p text:style-name="Standard"><text:s text:c="12"/>push(n3);</text:p>
      <text:p text:style-name="Standard"><text:s text:c="8"/>}</text:p>
      <text:p text:style-name="Standard"><text:s text:c="8"/>e++;</text:p>
      <text:p text:style-name="Standard"><text:s text:c="4"/>}</text:p>
      <text:p text:style-name="Standard"><text:s text:c="4"/>printf("\nThe result of expression %s <text:s/>= <text:s/>%d\n\n",exp,pop());</text:p>
      <text:p text:style-name="Standard"><text:s text:c="4"/>return 0;</text:p>
      <text:p text:style-name="Standard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22:17:54.519030541</meta:creation-date>
    <dc:date>2022-12-05T09:42:06.383433453</dc:date>
    <meta:editing-duration>PT2M4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60" meta:word-count="118" meta:character-count="998" meta:non-whitespace-character-count="463"/>
  </office:meta>
</office:document-meta>
</file>